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TemplateGenerato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mplateGenerator.setScriptManager( ScriptManager scrip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mplateGenerator.performGeneration(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XTemplateGenerator.setObjectModel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mplateGenerator.getKe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XTemplateGenerator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mplateGenerator.setSaxParser( SAXParser sax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mplate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TemplateGenerator.getSax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mplateGenerator.getValidit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XTemplateGenerator.setup( SourceResolver resolver , Map objectModel , String src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XTemplateGenerator.getScrip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